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ff679" officeooo:paragraph-rsid="001ff679"/>
    </style:style>
    <style:style style:name="P2" style:family="paragraph" style:parent-style-name="Standard">
      <style:text-properties officeooo:rsid="001ff679" officeooo:paragraph-rsid="0022559c"/>
    </style:style>
    <style:style style:name="P3" style:family="paragraph" style:parent-style-name="Standard">
      <style:text-properties officeooo:rsid="0020fbc6" officeooo:paragraph-rsid="0020fbc6"/>
    </style:style>
    <style:style style:name="P4" style:family="paragraph" style:parent-style-name="Standard">
      <style:text-properties fo:font-weight="bold" officeooo:rsid="0022559c" officeooo:paragraph-rsid="0022559c" style:font-weight-asian="bold" style:font-weight-complex="bold"/>
    </style:style>
    <style:style style:name="P5" style:family="paragraph" style:parent-style-name="Standard">
      <style:text-properties fo:font-weight="bold" officeooo:rsid="002444ba" officeooo:paragraph-rsid="002444ba" style:font-weight-asian="bold" style:font-weight-complex="bold"/>
    </style:style>
    <style:style style:name="P6" style:family="paragraph" style:parent-style-name="Standard">
      <style:text-properties fo:font-weight="bold" officeooo:rsid="0028c272" officeooo:paragraph-rsid="0028c272" style:font-weight-asian="bold" style:font-weight-complex="bold"/>
    </style:style>
    <style:style style:name="P7" style:family="paragraph" style:parent-style-name="Standard">
      <style:text-properties fo:font-weight="bold" officeooo:rsid="002a53fd" officeooo:paragraph-rsid="002a53fd" style:font-weight-asian="bold" style:font-weight-complex="bold"/>
    </style:style>
    <style:style style:name="P8" style:family="paragraph" style:parent-style-name="Standard">
      <style:text-properties fo:font-size="12pt" fo:font-weight="normal" officeooo:rsid="001ff679" officeooo:paragraph-rsid="0022559c" style:font-size-asian="12pt" style:font-weight-asian="normal" style:font-size-complex="12pt" style:font-weight-complex="normal"/>
    </style:style>
    <style:style style:name="P9" style:family="paragraph" style:parent-style-name="Header">
      <style:text-properties fo:font-size="18pt" fo:font-weight="bold" officeooo:rsid="001e2989" officeooo:paragraph-rsid="001e2989"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officeooo:rsid="0022559c"/>
    </style:style>
    <style:style style:name="T3" style:family="text">
      <style:text-properties fo:font-weight="normal" style:font-weight-asian="normal" style:font-weight-complex="normal"/>
    </style:style>
    <style:style style:name="T4" style:family="text">
      <style:text-properties fo:font-weight="normal" officeooo:rsid="0028f5e2" style:font-weight-asian="normal" style:font-weight-complex="normal"/>
    </style:style>
    <style:style style:name="T5" style:family="text">
      <style:text-properties fo:font-weight="normal" officeooo:rsid="002af994"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22559c"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text:p>
      <text:p text:style-name="P8"><text:span text:style-name="T1">Module</text:span>: <text:span text:style-name="T2">organizar el codigo en componentes que realizen funciones particulares o contengan todo lo necesario para realizar una accion particular. Una porcion del codigo debera ser global o de acceso publico (returns) y se podra tener partes privadas/protegidas que podran ser ejecutadas por el codigo publico principal.</text:span></text:p>
      <text:p text:style-name="P2"><text:span text:style-name="T7"/></text:p>
      <text:p text:style-name="P3"><text:span text:style-name="T6">Creacion de objetos</text:span></text:p>
      <text:p text:style-name="P1"/>
      <text:p text:style-name="P3"><text:span text:style-name="T1">Factory</text:span>: <text:span text:style-name="T2">se utilizan llamados a un "factory method" en vez de llamar a un "constructor" para la creacion de objetos sin tener que especificar la clase exacta del objeto a ser creado.</text:span></text:p>
      <text:p text:style-name="P3"/>
      <text:p text:style-name="P4">Singleton<text:span text:style-name="T3">: Restringir la instanciacion de una clase a una sola y proporcionar un punto de acceso global a ella, es decir restringir la creacion de objetos pertenecientes a una clase a un unico objeto, a traves de un metodo que crea una instancia del objeto solo si todavia no existe alguna regulando el alcance del constructor. Lo cual es util cuadno se requiere exactamente un objeto para coordinar las acciones en el sistema. </text:span></text:p>
      <text:p text:style-name="P4"><text:span text:style-name="T3"/></text:p>
      <text:p text:style-name="P5">Builder<text:span text:style-name="T3">: Se pretende abastraer el proceso de creación de un objeto complejo, centralizando dicho proceso en un único punto, de tal forma que el mismo proceso de construcción pueda crear representaciones diferentes. Se realiza la creación de una variedad de objetos complejos desde un objeto fuente que se compone de una variedad de partes que contribuyen individualmente a la creación de cada objeto complejo a través de un conjunto de llamadas a interfaces comunes de la clase "Abstract Builder". A menudo construye el patrón estructural de diseño Composite. </text:span></text:p>
      <text:p text:style-name="P5"><text:span text:style-name="T3"/></text:p>
      <text:p text:style-name="P6"><text:span text:style-name="T8">Comportamiento</text:span></text:p>
      <text:p text:style-name="P5"><text:span text:style-name="T3"/></text:p>
      <text:p text:style-name="P6">Observer<text:span text:style-name="T3">: define una dependencia del tipo "</text:span><text:span text:style-name="T9">uno a muchos</text:span><text:span text:style-name="T3">" entre objetos</text:span><text:span text:style-name="T4">/clases</text:span><text:span text:style-name="T3">, de manera que cuando uno de los objetos cambia su estado, notifica a todos los dependientes. </text:span><text:span text:style-name="T4">Relacionado con algoritmos de funcionamiento y asignación de responsabilidades a clases y objetos. No solo define estructuras de relación sino también esquema de comunicación entre ellos.</text:span></text:p>
      <text:p text:style-name="P6"><text:span text:style-name="T4"/></text:p>
      <text:p text:style-name="P7">Mediator<text:span text:style-name="T3">: define un objeto que encapsula la comunicación entre un conjunto de objetos que interactúan, de esta manera los objetos no se comunican de forma directa</text:span><text:span text:style-name="T5">/explícita</text:span><text:span text:style-name="T3"> entre ellos sino que mediante el mediador, reduciendo las dependencias entre los objetos en comunicación y la dependencia de códi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8pt" fo:font-weight="bold" officeooo:rsid="001e2989" officeooo:paragraph-rsid="001e2989" style:font-size-asian="18pt" style:font-weight-asian="bold" style:font-size-complex="1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trones de diseño en javascrip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20:09:13.558265529</meta:creation-date>
    <dc:date>2019-01-20T20:51:21.650542738</dc:date>
    <meta:editing-duration>PT42M5S</meta:editing-duration>
    <meta:editing-cycles>13</meta:editing-cycles>
    <meta:generator>LibreOffice/6.0.6.2$Linux_X86_64 LibreOffice_project/00$Build-2</meta:generator>
    <meta:document-statistic meta:table-count="0" meta:image-count="0" meta:object-count="0" meta:page-count="1" meta:paragraph-count="9" meta:word-count="348" meta:character-count="2219" meta:non-whitespace-character-count="1878"/>
  </office:meta>
</office:document-meta>
</file>